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688cm" fo:min-width="8.51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11.937cm" draw:transform="skewX (-0.0123918376891597) rotate (1.56259327931052) translate (3.973cm 20.24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56cm" svg:y1="20.226cm" svg:x2="5.991cm" svg:y2="21.884cm">
          <text:p/>
        </draw:line>
        <draw:line draw:style-name="gr2" draw:text-style-name="P2" draw:layer="layout" svg:x1="6.118cm" svg:y1="21.883cm" svg:x2="4.721cm" svg:y2="21.889cm">
          <text:p/>
        </draw:line>
        <draw:line draw:style-name="gr2" draw:text-style-name="P2" draw:layer="layout" svg:x1="4.65cm" svg:y1="21.98cm" svg:x2="2.007cm" svg:y2="19.07cm">
          <text:p/>
        </draw:line>
        <draw:line draw:style-name="gr2" draw:text-style-name="P2" draw:layer="layout" svg:x1="1.95cm" svg:y1="19.106cm" svg:x2="1.876cm" svg:y2="12.63cm">
          <text:p/>
        </draw:line>
        <draw:line draw:style-name="gr2" draw:text-style-name="P2" draw:layer="layout" svg:x1="1.749cm" svg:y1="12.631cm" svg:x2="5.21cm" svg:y2="8.68cm">
          <text:p/>
        </draw:line>
        <draw:line draw:style-name="gr2" draw:text-style-name="P2" draw:layer="layout" svg:x1="5.212cm" svg:y1="8.552cm" svg:x2="15.118cm" svg:y2="8.511cm">
          <text:p/>
        </draw:line>
        <draw:line draw:style-name="gr2" draw:text-style-name="P2" draw:layer="layout" svg:x1="15.118cm" svg:y1="8.511cm" svg:x2="18.392cm" svg:y2="11.926cm">
          <text:p/>
        </draw:line>
        <draw:line draw:style-name="gr2" draw:text-style-name="P2" draw:layer="layout" svg:x1="18.264cm" svg:y1="11.927cm" svg:x2="18.205cm" svg:y2="19.166cm">
          <text:p/>
        </draw:line>
        <draw:line draw:style-name="gr2" draw:text-style-name="P2" draw:layer="layout" svg:x1="18.204cm" svg:y1="19.293cm" svg:x2="15.897cm" svg:y2="21.842cm">
          <text:p/>
        </draw:line>
        <draw:line draw:style-name="gr2" draw:text-style-name="P2" draw:layer="layout" svg:x1="16.024cm" svg:y1="21.842cm" svg:x2="13.103cm" svg:y2="21.854cm">
          <text:p/>
        </draw:line>
        <draw:line draw:style-name="gr2" draw:text-style-name="P2" draw:layer="layout" svg:x1="13.103cm" svg:y1="21.854cm" svg:x2="11.465cm" svg:y2="20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8:09:16.007902983</meta:creation-date>
    <dc:date>2018-02-20T18:19:27.158890781</dc:date>
    <meta:editing-duration>PT1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